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N1:Sheet1.N1 Sheet1.N2:Sheet1.N6 Sheet1.C2:Sheet1.C6 Sheet1.O1:Sheet1.O1 Sheet1.O2:Sheet1.O6 Sheet1.C2:Sheet1.C6 Sheet1.P1:Sheet1.P1 Sheet1.P2:Sheet1.P6 Sheet1.C2:Sheet1.C6 Sheet1.Q1:Sheet1.Q1 Sheet1.Q2:Sheet1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N1:Sheet1.N1 Sheet1.N2:Sheet1.N6 Sheet1.C2:Sheet1.C6 Sheet1.O1:Sheet1.O1 Sheet1.O2:Sheet1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101923025571" calcext:value-type="float">
            <text:p>0,0101923026</text:p>
          </table:table-cell>
          <table:table-cell office:value-type="float" office:value="0.16188458296" calcext:value-type="float">
            <text:p>0,161884583</text:p>
          </table:table-cell>
          <table:table-cell office:value-type="float" office:value="0" calcext:value-type="float">
            <text:p>0</text:p>
          </table:table-cell>
          <table:table-cell office:value-type="float" office:value="0.00486499960606" calcext:value-type="float">
            <text:p>0,0048649996</text:p>
          </table:table-cell>
          <table:table-cell office:value-type="float" office:value="19.5384615385" calcext:value-type="float">
            <text:p>19,5384615385</text:p>
          </table:table-cell>
          <table:table-cell office:value-type="float" office:value="26.9615384615" calcext:value-type="float">
            <text:p>26,9615384615</text:p>
          </table:table-cell>
          <table:table-cell office:value-type="float" office:value="85.3169230769" calcext:value-type="float">
            <text:p>85,3169230769</text:p>
          </table:table-cell>
          <table:table-cell office:value-type="float" office:value="251.955384615" calcext:value-type="float">
            <text:p>251,955384615</text:p>
          </table:table-cell>
          <table:table-cell office:value-type="float" office:value="27.4082692308" calcext:value-type="float">
            <text:p>27,4082692308</text:p>
          </table:table-cell>
          <table:table-cell office:value-type="float" office:value="32.7296153846" calcext:value-type="float">
            <text:p>32,7296153846</text:p>
          </table:table-cell>
          <table:table-cell office:value-type="float" office:value="152.399940385" calcext:value-type="float">
            <text:p>152,399940385</text:p>
          </table:table-cell>
          <table:table-cell office:value-type="float" office:value="531.662188778" calcext:value-type="float">
            <text:p>531,66218877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59718759358" calcext:value-type="float">
            <text:p>0,1597187594</text:p>
          </table:table-cell>
          <table:table-cell office:value-type="float" office:value="3.50481246412" calcext:value-type="float">
            <text:p>3,5048124641</text:p>
          </table:table-cell>
          <table:table-cell office:value-type="float" office:value="0" calcext:value-type="float">
            <text:p>0</text:p>
          </table:table-cell>
          <table:table-cell office:value-type="float" office:value="0.0312756258994" calcext:value-type="float">
            <text:p>0,0312756259</text:p>
          </table:table-cell>
          <table:table-cell office:value-type="float" office:value="40.6875" calcext:value-type="float">
            <text:p>40,6875</text:p>
          </table:table-cell>
          <table:table-cell office:value-type="float" office:value="55.71875" calcext:value-type="float">
            <text:p>55,71875</text:p>
          </table:table-cell>
          <table:table-cell office:value-type="float" office:value="231.1890625" calcext:value-type="float">
            <text:p>231,1890625</text:p>
          </table:table-cell>
          <table:table-cell office:value-type="float" office:value="1089.858125" calcext:value-type="float">
            <text:p>1089,858125</text:p>
          </table:table-cell>
          <table:table-cell office:value-type="float" office:value="55.09921875" calcext:value-type="float">
            <text:p>55,09921875</text:p>
          </table:table-cell>
          <table:table-cell office:value-type="float" office:value="64.44171875" calcext:value-type="float">
            <text:p>64,44171875</text:p>
          </table:table-cell>
          <table:table-cell office:value-type="float" office:value="417.218596875" calcext:value-type="float">
            <text:p>417,218596875</text:p>
          </table:table-cell>
          <table:table-cell office:value-type="float" office:value="2362.70144036" calcext:value-type="float">
            <text:p>2362,7014403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45794101322" calcext:value-type="float">
            <text:p>0,5457941013</text:p>
          </table:table-cell>
          <table:table-cell office:value-type="float" office:value="12.053352952" calcext:value-type="float">
            <text:p>12,053352952</text:p>
          </table:table-cell>
          <table:table-cell office:value-type="float" office:value="0" calcext:value-type="float">
            <text:p>0</text:p>
          </table:table-cell>
          <table:table-cell office:value-type="float" office:value="0.0599182354001" calcext:value-type="float">
            <text:p>0,0599182354</text:p>
          </table:table-cell>
          <table:table-cell office:value-type="float" office:value="55.5" calcext:value-type="float">
            <text:p>55,5</text:p>
          </table:table-cell>
          <table:table-cell office:value-type="float" office:value="70.5" calcext:value-type="float">
            <text:p>70,5</text:p>
          </table:table-cell>
          <table:table-cell office:value-type="float" office:value="455.586764706" calcext:value-type="float">
            <text:p>455,586764706</text:p>
          </table:table-cell>
          <table:table-cell office:value-type="float" office:value="2942.03411765" calcext:value-type="float">
            <text:p>2942,03411765</text:p>
          </table:table-cell>
          <table:table-cell office:value-type="float" office:value="75.3386764706" calcext:value-type="float">
            <text:p>75,3386764706</text:p>
          </table:table-cell>
          <table:table-cell office:value-type="float" office:value="82.9777941176" calcext:value-type="float">
            <text:p>82,9777941176</text:p>
          </table:table-cell>
          <table:table-cell office:value-type="float" office:value="826.446329412" calcext:value-type="float">
            <text:p>826,446329412</text:p>
          </table:table-cell>
          <table:table-cell office:value-type="float" office:value="6461.83306609" calcext:value-type="float">
            <text:p>6461,8330660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93307690743" calcext:value-type="float">
            <text:p>1,9330769074</text:p>
          </table:table-cell>
          <table:table-cell office:value-type="float" office:value="31.308076938" calcext:value-type="float">
            <text:p>31,308076938</text:p>
          </table:table-cell>
          <table:table-cell office:value-type="float" office:value="0" calcext:value-type="float">
            <text:p>0</text:p>
          </table:table-cell>
          <table:table-cell office:value-type="float" office:value="0.111257948203" calcext:value-type="float">
            <text:p>0,1112579482</text:p>
          </table:table-cell>
          <table:table-cell office:value-type="float" office:value="76.2307692308" calcext:value-type="float">
            <text:p>76,2307692308</text:p>
          </table:table-cell>
          <table:table-cell office:value-type="float" office:value="101.076923077" calcext:value-type="float">
            <text:p>101,076923077</text:p>
          </table:table-cell>
          <table:table-cell office:value-type="float" office:value="727.367692308" calcext:value-type="float">
            <text:p>727,367692308</text:p>
          </table:table-cell>
          <table:table-cell office:value-type="float" office:value="5505.09384615" calcext:value-type="float">
            <text:p>5505,09384615</text:p>
          </table:table-cell>
          <table:table-cell office:value-type="float" office:value="102.485769231" calcext:value-type="float">
            <text:p>102,485769231</text:p>
          </table:table-cell>
          <table:table-cell office:value-type="float" office:value="132.876794872" calcext:value-type="float">
            <text:p>132,876794872</text:p>
          </table:table-cell>
          <table:table-cell office:value-type="float" office:value="1322.20316923" calcext:value-type="float">
            <text:p>1322,20316923</text:p>
          </table:table-cell>
          <table:table-cell office:value-type="float" office:value="12155.2304924" calcext:value-type="float">
            <text:p>12155,23049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.52854545911" calcext:value-type="float">
            <text:p>4,5285454591</text:p>
          </table:table-cell>
          <table:table-cell office:value-type="float" office:value="203.991878777" calcext:value-type="float">
            <text:p>203,991878777</text:p>
          </table:table-cell>
          <table:table-cell office:value-type="float" office:value="0" calcext:value-type="float">
            <text:p>0</text:p>
          </table:table-cell>
          <table:table-cell office:value-type="float" office:value="0.197528788393" calcext:value-type="float">
            <text:p>0,1975287884</text:p>
          </table:table-cell>
          <table:table-cell office:value-type="float" office:value="89.4545454545" calcext:value-type="float">
            <text:p>89,4545454545</text:p>
          </table:table-cell>
          <table:table-cell office:value-type="float" office:value="111" calcext:value-type="float">
            <text:p>111</text:p>
          </table:table-cell>
          <table:table-cell office:value-type="float" office:value="1055.14242424" calcext:value-type="float">
            <text:p>1055,14242424</text:p>
          </table:table-cell>
          <table:table-cell office:value-type="float" office:value="8086.40363636" calcext:value-type="float">
            <text:p>8086,40363636</text:p>
          </table:table-cell>
          <table:table-cell office:value-type="float" office:value="117.999545455" calcext:value-type="float">
            <text:p>117,999545455</text:p>
          </table:table-cell>
          <table:table-cell office:value-type="float" office:value="134.69530303" calcext:value-type="float">
            <text:p>134,69530303</text:p>
          </table:table-cell>
          <table:table-cell office:value-type="float" office:value="1914.13553485" calcext:value-type="float">
            <text:p>1914,13553485</text:p>
          </table:table-cell>
          <table:table-cell office:value-type="float" office:value="17912.9107543" calcext:value-type="float">
            <text:p>17912,9107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4:20:59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4:21:10.822000000</dc:date>
    <meta:generator>LibreOffice/4.2.5.2$Windows_x86 LibreOffice_project/61cb170a04bb1f12e77c884eab9192be736ec5f5</meta:generator>
    <meta:editing-duration>PT7M50S</meta:editing-duration>
    <meta:editing-cycles>9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6</text:p>
        </chart:subtitle>
        <chart:legend chart:legend-position="end" svg:x="12.275cm" svg:y="3.454cm" style:legend-expansion="high" chart:style-name="ch4"/>
        <chart:plot-area chart:style-name="ch5" table:cell-range-address="Sheet1.C2:Sheet1.C6 Sheet1.N1:Sheet1.Q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series chart:style-name="ch12" chart:values-cell-range-address="Sheet1.P2:Sheet1.P6" chart:label-cell-address="Sheet1.P1:Sheet1.P1" chart:class="chart:scatter">
            <chart:data-point chart:repeated="5"/>
          </chart:series>
          <chart:series chart:style-name="ch13" chart:values-cell-range-address="Sheet1.Q2:Sheet1.Q6" chart:label-cell-address="Sheet1.Q1:Sheet1.Q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  <table:table-cell office:value-type="string">
                <text:p>random potraga</text:p>
                <draw:g>
                  <svg:desc>Sheet1.P1:Sheet1.P1</svg:desc>
                </draw:g>
              </table:table-cell>
              <table:table-cell office:value-type="string">
                <text:p>random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7.4082692308">
                <text:p>27.4082692308</text:p>
                <draw:g>
                  <svg:desc>Sheet1.N2:Sheet1.N6</svg:desc>
                </draw:g>
              </table:table-cell>
              <table:table-cell office:value-type="float" office:value="32.7296153846">
                <text:p>32.7296153846</text:p>
                <draw:g>
                  <svg:desc>Sheet1.O2:Sheet1.O6</svg:desc>
                </draw:g>
              </table:table-cell>
              <table:table-cell office:value-type="float" office:value="152.399940385">
                <text:p>152.399940385</text:p>
                <draw:g>
                  <svg:desc>Sheet1.P2:Sheet1.P6</svg:desc>
                </draw:g>
              </table:table-cell>
              <table:table-cell office:value-type="float" office:value="531.662188778">
                <text:p>531.662188778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5.09921875">
                <text:p>55.09921875</text:p>
              </table:table-cell>
              <table:table-cell office:value-type="float" office:value="64.44171875">
                <text:p>64.44171875</text:p>
              </table:table-cell>
              <table:table-cell office:value-type="float" office:value="417.218596875">
                <text:p>417.218596875</text:p>
              </table:table-cell>
              <table:table-cell office:value-type="float" office:value="2362.70144036">
                <text:p>2362.70144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3386764706">
                <text:p>75.3386764706</text:p>
              </table:table-cell>
              <table:table-cell office:value-type="float" office:value="82.9777941176">
                <text:p>82.9777941176</text:p>
              </table:table-cell>
              <table:table-cell office:value-type="float" office:value="826.446329412">
                <text:p>826.446329412</text:p>
              </table:table-cell>
              <table:table-cell office:value-type="float" office:value="6461.83306609">
                <text:p>6461.83306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2.485769231">
                <text:p>102.485769231</text:p>
              </table:table-cell>
              <table:table-cell office:value-type="float" office:value="132.876794872">
                <text:p>132.876794872</text:p>
              </table:table-cell>
              <table:table-cell office:value-type="float" office:value="1322.20316923">
                <text:p>1322.20316923</text:p>
              </table:table-cell>
              <table:table-cell office:value-type="float" office:value="12155.2304924">
                <text:p>12155.2304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17.999545455">
                <text:p>117.999545455</text:p>
              </table:table-cell>
              <table:table-cell office:value-type="float" office:value="134.69530303">
                <text:p>134.69530303</text:p>
              </table:table-cell>
              <table:table-cell office:value-type="float" office:value="1914.13553485">
                <text:p>1914.13553485</text:p>
              </table:table-cell>
              <table:table-cell office:value-type="float" office:value="17912.9107543">
                <text:p>17912.9107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6</text:p>
        </chart:subtitle>
        <chart:legend chart:legend-position="end" svg:x="13.518cm" svg:y="3.952cm" style:legend-expansion="high" chart:style-name="ch4"/>
        <chart:plot-area chart:style-name="ch5" table:cell-range-address="Sheet1.C2:Sheet1.C6 Sheet1.N1:Sheet1.O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7.4082692308">
                <text:p>27.4082692308</text:p>
                <draw:g>
                  <svg:desc>Sheet1.N2:Sheet1.N6</svg:desc>
                </draw:g>
              </table:table-cell>
              <table:table-cell office:value-type="float" office:value="32.7296153846">
                <text:p>32.7296153846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5.09921875">
                <text:p>55.09921875</text:p>
              </table:table-cell>
              <table:table-cell office:value-type="float" office:value="64.44171875">
                <text:p>64.44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3386764706">
                <text:p>75.3386764706</text:p>
              </table:table-cell>
              <table:table-cell office:value-type="float" office:value="82.9777941176">
                <text:p>82.9777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2.485769231">
                <text:p>102.485769231</text:p>
              </table:table-cell>
              <table:table-cell office:value-type="float" office:value="132.876794872">
                <text:p>132.876794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17.999545455">
                <text:p>117.999545455</text:p>
              </table:table-cell>
              <table:table-cell office:value-type="float" office:value="134.69530303">
                <text:p>134.69530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